
<file path=META-INF/manifest.xml><?xml version="1.0" encoding="utf-8"?>
<!DOCTYPE manifest  PUBLIC '-//OpenOffice.org//DTD Manifest 2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!DOCTYPE document-content  PUBLIC '-//OpenOffice.org//DTD OfficeDocument 2.0//EN'  'office.dtd'>
<?xtpipes file="oo-text.4xt" ?>
<office:document-content xmlns:office="urn:oasis:names:tc:opendocument:xmlns:office:1.0" xmlns:style="urn:oasis:names:tc:opendocument:xmlns:style:1.0" xmlns:table="urn:oasis:names:tc:opendocument:xmlns:table:1.0" xmlns:draw="urn:oasis:names:tc:opendocument:xmlns:drawing:1.0" xmlns:fo="http://www.w3.org/1999/XSL/Format" xmlns:xlink="http://www.w3.org/1999/xlink" xmlns:text="urn:oasis:names:tc:opendocument:xmlns:text:1.0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esentation="urn:oasis:names:tc:opendocument:xmlns:presentation:1.0" office:version="1.0">
  <office:automatic-styles>
    <style:style style:name="cmr-12" style:family="text">
      <style:text-properties fo:font-size="12.0pt"/>
    </style:style>
    <style:style style:name="plr-12" style:family="text">
      <style:text-properties fo:font-size="12.0pt"/>
    </style:style>
    <style:style style:name="cmbsy-10x-x-120" style:family="text">
      <style:text-properties fo:font-weight="bold" fo:font-size="12.0pt"/>
    </style:style>
    <style:style style:name="cmbsy-8" style:family="text">
      <style:text-properties fo:font-weight="bold" fo:font-size="8.0pt"/>
    </style:style>
    <style:style style:name="cmbsy-6" style:family="text">
      <style:text-properties fo:font-weight="bold" fo:font-size="6.0pt"/>
    </style:style>
    <style:style style:name="cmex-10x-x-120" style:family="text">
      <style:text-properties fo:font-size="12.0pt"/>
    </style:style>
    <style:style style:name="cmex-8" style:family="text">
      <style:text-properties fo:font-size="8.0pt"/>
    </style:style>
    <style:style style:name="cmex-7x-x-85" style:family="text">
      <style:text-properties fo:font-size="5.9pt"/>
    </style:style>
    <style:style style:name="msam-10x-x-120" style:family="text">
      <style:text-properties fo:font-size="12.0pt"/>
    </style:style>
    <style:style style:name="msam-10x-x-80" style:family="text">
      <style:text-properties fo:font-size="8.0pt"/>
    </style:style>
    <style:style style:name="msam-7x-x-85" style:family="text">
      <style:text-properties fo:font-size="5.9pt"/>
    </style:style>
    <style:style style:name="msbm-10x-x-120" style:family="text">
      <style:text-properties fo:font-size="12.0pt"/>
    </style:style>
    <style:style style:name="msbm-10x-x-80" style:family="text">
      <style:text-properties fo:font-size="8.0pt"/>
    </style:style>
    <style:style style:name="msbm-7x-x-85" style:family="text">
      <style:text-properties fo:font-size="5.9pt"/>
    </style:style>
    <style:style style:name="cmr-8" style:family="text">
      <style:text-properties fo:font-size="8.0pt"/>
    </style:style>
    <style:style style:name="cmr-6" style:family="text">
      <style:text-properties fo:font-size="6.0pt"/>
    </style:style>
    <style:style style:name="cmmi-12" style:family="text">
      <style:text-properties fo:font-style="italic" fo:font-size="12.0pt"/>
    </style:style>
    <style:style style:name="cmmi-8" style:family="text">
      <style:text-properties fo:font-style="italic" fo:font-size="8.0pt"/>
    </style:style>
    <style:style style:name="cmmi-6" style:family="text">
      <style:text-properties fo:font-style="italic" fo:font-size="6.0pt"/>
    </style:style>
    <style:style style:name="cmsy-10x-x-120" style:family="text">
      <style:text-properties fo:font-size="12.0pt"/>
    </style:style>
    <style:style style:name="cmsy-8" style:family="text">
      <style:text-properties fo:font-size="8.0pt"/>
    </style:style>
    <style:style style:name="cmsy-6" style:family="text">
      <style:text-properties fo:font-size="6.0pt"/>
    </style:style>
    <style:style style:name="plr-12x-x-120" style:family="text">
      <style:text-properties fo:font-size="14.4pt"/>
    </style:style>
    <style:style style:name="plbx-12x-x-120" style:family="text">
      <style:text-properties fo:font-weight="bold" fo:font-size="14.4pt"/>
    </style:style>
    <style:style style:name="pltt-12" style:family="text">
      <style:text-properties fo:font-family="monospace" fo:font-size="12.0pt"/>
    </style:style>
    <style:style style:name="plr-17x-x-120" style:family="text">
      <style:text-properties fo:font-size="20.4pt"/>
    </style:style>
    <style:style style:name="plbx-12" style:family="text">
      <style:text-properties fo:font-weight="bold" fo:font-size="12.0pt"/>
    </style:style>
    <style:style style:name="plr-10x-x-109" style:family="text">
      <style:text-properties fo:font-size="10.9pt"/>
    </style:style>
    <style:style style:name="plsl-10x-x-109" style:family="text">
      <style:text-properties fo:font-style="oblique" fo:font-size="10.9pt"/>
    </style:style>
    <style:style style:name="Figure" style:family="section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page-width="597.50787pt" fo:page-height="845.04684pt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body>
    <office:text>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Elektronika i Telekomunikacja, studia dzienne, mgr II st.                                            semestr<text:s/>I__________________________________________________________________________________________________     <text:line-break/><text:span text:style-name="textbf"><text:span text:style-name="plbx-12x-x-120">Programowalne układy cyfrowe                                        2014/2015</text:span></text:span><text:line-break/>Prowadzący: mgr. Tomaszewski Grzegorz                                                           poniedziałek,
14:00____________________________________________________________________________________________________________________________     <text:line-break/>
Data oddania: <text:span text:style-name="underline">                           </text:span>                                                                           Ocena:
<text:span text:style-name="underline">                           </text:span><text:line-break/>
<text:span text:style-name="plr-12x-x-120">Witold Olechowski</text:span>127517<text:span text:style-name="texttt"/> Tomasz Marecik
127374                              <text:span text:style-name="texttt"/>
<text:span text:style-name="plr-17x-x-120">Zadanie 3,4: Projektowanie prostych układów</text:span>
<text:span text:style-name="plr-17x-x-120">kombinacyjnych z użyciem języka VHDL</text:span>
<text:reference-mark text:name="x1-2r1"> </text:reference-mark>
<!--l. 68
--><text:p text:style-name="Text-body"><text:reference-mark text:name="x1-10001"> </text:reference-mark><text:span text:style-name="plbx-12">Cel:</text:span>
</text:p> 
<!--l. 69
--><text:p text:style-name="First-line-indent">    <text:span text:style-name="textbf"><text:span text:style-name="plbx-12">Używając języka VHDL zrealizować:</text:span></text:span>
    </text:p> 
<!--l. 71
--><text:list text:style-name="Itemize"> 

    <text:list-item>
    <text:p text:style-name="Inside-itemize">transkoder kodu BCD 8421 na kod wskaźnika 7-segmentowego
     </text:p> 
</text:list-item> 

     <text:list-item>
     <text:p text:style-name="Inside-itemize">demultiplekser umożliwiający wybór 1 z 4 wyświetlaczy LED</text:p> 
</text:list-item> 
</text:list> 

<text:reference-mark text:name="x1-1001r1"> </text:reference-mark>
<!--l. 75
--><text:p text:style-name="Text-body"><text:reference-mark text:name="x1-20002"> </text:reference-mark><text:span text:style-name="plbx-12">Pierwszy</text:span>
<text:span text:style-name="plbx-12">wariant</text:span>
<text:span text:style-name="plbx-12">realizacji</text:span>
<text:span text:style-name="plbx-12">zadania</text:span>
    </text:p> 
<text:section text:name="fig" text:style-name="Figure"><text:p text:style-name="bigskip"/>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Rysunek<text:s xmlns:text="urn:oasis:names:tc:opendocument:xmlns:text:1.0"/>1<text:reference-mark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http://www.w3.org/1999/XSL/Format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http://www.w3.org/2000/svg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text:name="x1-20011"> </text:reference-mark>Schemat blokowy układu z transkodowaniem po demultipleksacji
                                                                                                  
                                                                                                  
   <text:p text:style-name="bigskip"/></text:section>
<text:reference-mark text:name="x1-2002r1"> </text:reference-mark>
<!--l. 84
--><text:p text:style-name="Text-body"><text:reference-mark text:name="x1-30001"> </text:reference-mark><text:span text:style-name="plbx-12">Listing</text:span>
<text:span text:style-name="plbx-12">kodu</text:span>
<text:span text:style-name="plbx-12">źródłowego</text:span>
<text:span text:style-name="plbx-12">dla</text:span>
<text:span text:style-name="plbx-12">demultipleksera:</text:span>
   </text:p> 
<!--l. 86lstinputlisting
--><text:p text:style-name="Preformatted-Text">
<text:reference-mark text:name="x1-3001"> </text:reference-mark>
<text:s/><text:line-break/><text:reference-mark text:name="x1-3002r1"> </text:reference-mark><text:line-break/><text:span text:style-name="pltt-12">library</text:span><text:span text:style-name="pltt-12"><text:s/></text:span><text:span text:style-name="pltt-12">IEEE</text:span><text:span text:style-name="pltt-12">;</text:span><text:s/><text:line-break/><text:reference-mark text:name="x1-3003r2"> </text:reference-mark><text:line-break/><text:span text:style-name="pltt-12">use</text:span><text:span text:style-name="pltt-12"><text:s/></text:span><text:span text:style-name="pltt-12">IEEE</text:span><text:span text:style-name="pltt-12">.</text:span><text:span text:style-name="pltt-12">STD_LOGIC_</text:span><text:span text:style-name="pltt-12">1</text:span><text:span text:style-name="pltt-12">1</text:span><text:span text:style-name="pltt-12">6</text:span><text:span text:style-name="pltt-12">4</text:span><text:span text:style-name="pltt-12">.</text:span><text:span text:style-name="pltt-12">ALL</text:span><text:span text:style-name="pltt-12">;</text:span><text:s/><text:line-break/><text:reference-mark text:name="x1-3004r3"> </text:reference-mark><text:line-break/><text:s/><text:line-break/><text:reference-mark text:name="x1-3005r4"> </text:reference-mark><text:line-break/><text:span text:style-name="pltt-12">entity</text:span><text:span text:style-name="pltt-12"><text:s/></text:span><text:span text:style-name="pltt-12">demux</text:span><text:span text:style-name="pltt-12">1</text:span><text:span text:style-name="pltt-12">_</text:span><text:span text:style-name="pltt-12">4</text:span><text:span text:style-name="pltt-12"><text:s/></text:span><text:span text:style-name="pltt-12">is</text:span><text:s/><text:line-break/><text:reference-mark text:name="x1-3006r5"> </text:reference-mark><text:line-break/><text:span text:style-name="pltt-12">port</text:span><text:span text:style-name="pltt-12"><text:s/></text:span><text:span text:style-name="pltt-12">(</text:span><text:s/><text:line-break/><text:reference-mark text:name="x1-3007r6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--</text:span><text:span text:style-name="pltt-12"><text:s/></text:span><text:span text:style-name="pltt-12">wejscia</text:span><text:s/><text:line-break/><text:reference-mark text:name="x1-3008r7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e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:</text:span><text:span text:style-name="pltt-12"><text:s/></text:span><text:span text:style-name="pltt-12">in</text:span><text:span text:style-name="pltt-12"><text:s/></text:span><text:span text:style-name="pltt-12">std_logic_vector</text:span><text:span text:style-name="pltt-12">(</text:span><text:span text:style-name="pltt-12">3</text:span><text:span text:style-name="pltt-12"><text:s/></text:span><text:span text:style-name="pltt-12">downto</text:span><text:span text:style-name="pltt-12"><text:s/></text:span><text:span text:style-name="pltt-12">0</text:span><text:span text:style-name="pltt-12">);</text:span><text:s/><text:line-break/><text:reference-mark text:name="x1-3009r8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adr</text:span><text:span text:style-name="pltt-12"><text:s/></text:span><text:span text:style-name="pltt-12"><text:s/></text:span><text:span text:style-name="pltt-12"><text:s/></text:span><text:span text:style-name="pltt-12">:</text:span><text:span text:style-name="pltt-12"><text:s/></text:span><text:span text:style-name="pltt-12">in</text:span><text:span text:style-name="pltt-12"><text:s/></text:span><text:span text:style-name="pltt-12">std_logic_vector</text:span><text:span text:style-name="pltt-12">(</text:span><text:span text:style-name="pltt-12">1</text:span><text:span text:style-name="pltt-12"><text:s/></text:span><text:span text:style-name="pltt-12">downto</text:span><text:span text:style-name="pltt-12"><text:s/></text:span><text:span text:style-name="pltt-12">0</text:span><text:span text:style-name="pltt-12">);</text:span><text:s/><text:line-break/><text:reference-mark text:name="x1-3010r9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oe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:</text:span><text:span text:style-name="pltt-12"><text:s/></text:span><text:span text:style-name="pltt-12">in</text:span><text:span text:style-name="pltt-12"><text:s/></text:span><text:span text:style-name="pltt-12">std_logic</text:span><text:span text:style-name="pltt-12"><text:s/></text:span><text:span text:style-name="pltt-12">;</text:span><text:s/><text:line-break/><text:reference-mark text:name="x1-3011r10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--</text:span><text:span text:style-name="pltt-12"><text:s/></text:span><text:span text:style-name="pltt-12">wyjscia</text:span><text:s/><text:line-break/><text:reference-mark text:name="x1-3012r11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Y</text:span><text:span text:style-name="pltt-12">0</text:span><text:span text:style-name="pltt-12">,</text:span><text:span text:style-name="pltt-12">Y</text:span><text:span text:style-name="pltt-12">1</text:span><text:span text:style-name="pltt-12">,</text:span><text:span text:style-name="pltt-12">Y</text:span><text:span text:style-name="pltt-12">2</text:span><text:span text:style-name="pltt-12">,</text:span><text:span text:style-name="pltt-12">Y</text:span><text:span text:style-name="pltt-12">3</text:span><text:span text:style-name="pltt-12"><text:s/></text:span><text:span text:style-name="pltt-12">:</text:span><text:span text:style-name="pltt-12"><text:s/></text:span><text:span text:style-name="pltt-12">out</text:span><text:span text:style-name="pltt-12"><text:s/></text:span><text:span text:style-name="pltt-12">std_logic_vector</text:span><text:span text:style-name="pltt-12"><text:s/></text:span><text:span text:style-name="pltt-12">(</text:span><text:span text:style-name="pltt-12">3</text:span><text:span text:style-name="pltt-12"><text:s/></text:span><text:span text:style-name="pltt-12">downto</text:span><text:span text:style-name="pltt-12"><text:s/></text:span><text:span text:style-name="pltt-12">0</text:span><text:span text:style-name="pltt-12">)</text:span><text:s/><text:line-break/><text:reference-mark text:name="x1-3013r12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);</text:span><text:s/><text:line-break/><text:reference-mark text:name="x1-3014r13"> </text:reference-mark><text:line-break/><text:span text:style-name="pltt-12">end</text:span><text:span text:style-name="pltt-12"><text:s/></text:span><text:span text:style-name="pltt-12">demux</text:span><text:span text:style-name="pltt-12">1</text:span><text:span text:style-name="pltt-12">_</text:span><text:span text:style-name="pltt-12">4</text:span><text:span text:style-name="pltt-12">;</text:span><text:s/><text:line-break/><text:reference-mark text:name="x1-3015r14"> </text:reference-mark><text:line-break/><text:s/><text:line-break/><text:reference-mark text:name="x1-3016r15"> </text:reference-mark><text:line-break/><text:span text:style-name="pltt-12">architecture</text:span><text:span text:style-name="pltt-12"><text:s/></text:span><text:span text:style-name="pltt-12">Behavioral</text:span><text:span text:style-name="pltt-12"><text:s/></text:span><text:span text:style-name="pltt-12">of</text:span><text:span text:style-name="pltt-12"><text:s/></text:span><text:span text:style-name="pltt-12">demux</text:span><text:span text:style-name="pltt-12">1</text:span><text:span text:style-name="pltt-12">_</text:span><text:span text:style-name="pltt-12">4</text:span><text:span text:style-name="pltt-12"><text:s/></text:span><text:span text:style-name="pltt-12">is</text:span><text:s/><text:line-break/><text:reference-mark text:name="x1-3017r16"> </text:reference-mark><text:line-break/><text:s/><text:line-break/><text:reference-mark text:name="x1-3018r17"> </text:reference-mark><text:line-break/><text:span text:style-name="pltt-12">begin</text:span><text:s/><text:line-break/><text:reference-mark text:name="x1-3019r18"> </text:reference-mark><text:line-break/><text:span text:style-name="pltt-12">process</text:span><text:span text:style-name="pltt-12">(</text:span><text:span text:style-name="pltt-12">oe</text:span><text:span text:style-name="pltt-12">,</text:span><text:span text:style-name="pltt-12">adr</text:span><text:span text:style-name="pltt-12">)</text:span><text:span text:style-name="pltt-12"><text:s/></text:span><text:span text:style-name="pltt-12">is</text:span><text:s/><text:line-break/><text:reference-mark text:name="x1-3020r19"> </text:reference-mark><text:line-break/><text:span text:style-name="pltt-12">begin</text:span><text:s/><text:line-break/><text:reference-mark text:name="x1-3021r20"> </text:reference-mark><text:line-break/><text:span text:style-name="pltt-12">--</text:span><text:span text:style-name="pltt-12">gdy</text:span><text:span text:style-name="pltt-12"><text:s/></text:span><text:span text:style-name="pltt-12">’1’</text:span><text:span text:style-name="pltt-12"><text:s/></text:span><text:span text:style-name="pltt-12">na</text:span><text:span text:style-name="pltt-12"><text:s/></text:span><text:span text:style-name="pltt-12">wejsciu</text:span><text:span text:style-name="pltt-12"><text:s/></text:span><text:span text:style-name="pltt-12">oe</text:span><text:span text:style-name="pltt-12">,</text:span><text:span text:style-name="pltt-12"><text:s/></text:span><text:span text:style-name="pltt-12">demltiplexera</text:span><text:s/><text:line-break/><text:reference-mark text:name="x1-3022r21"> </text:reference-mark><text:line-break/><text:span text:style-name="pltt-12">--</text:span><text:span text:style-name="pltt-12"><text:s/></text:span><text:span text:style-name="pltt-12">we</text:span><text:span text:style-name="pltt-12"><text:s/></text:span><text:span text:style-name="pltt-12">zostaje</text:span><text:span text:style-name="pltt-12"><text:s/></text:span><text:span text:style-name="pltt-12">przepisane</text:span><text:span text:style-name="pltt-12"><text:s/></text:span><text:span text:style-name="pltt-12">na</text:span><text:span text:style-name="pltt-12"><text:s/></text:span><text:span text:style-name="pltt-12">Yx</text:span><text:span text:style-name="pltt-12"><text:s/></text:span><text:span text:style-name="pltt-12">w</text:span><text:span text:style-name="pltt-12"><text:s/></text:span><text:span text:style-name="pltt-12">zaleznosci</text:span><text:s/><text:line-break/><text:reference-mark text:name="x1-3023r22"> </text:reference-mark><text:line-break/><text:span text:style-name="pltt-12">--</text:span><text:span text:style-name="pltt-12"><text:s/></text:span><text:span text:style-name="pltt-12">od</text:span><text:span text:style-name="pltt-12"><text:s/></text:span><text:span text:style-name="pltt-12">wejscia</text:span><text:span text:style-name="pltt-12"><text:s/></text:span><text:span text:style-name="pltt-12">adresowego</text:span><text:s/><text:line-break/><text:reference-mark text:name="x1-3024r23"> </text:reference-mark><text:line-break/><text:span text:style-name="pltt-12">--</text:span><text:span text:style-name="pltt-12"><text:s/></text:span><text:span text:style-name="pltt-12">’0’</text:span><text:span text:style-name="pltt-12"><text:s/></text:span><text:span text:style-name="pltt-12">wygasza</text:span><text:span text:style-name="pltt-12"><text:s/></text:span><text:span text:style-name="pltt-12">w</text:span><text:span text:style-name="pltt-12"><text:s/></text:span><text:span text:style-name="pltt-12">4</text:span><text:span text:style-name="pltt-12"><text:s/></text:span><text:span text:style-name="pltt-12">segmenty</text:span><text:s/><text:line-break/><text:reference-mark text:name="x1-3025r24"> </text:reference-mark><text:line-break/><text:span text:style-name="pltt-12">if</text:span><text:span text:style-name="pltt-12"><text:s/></text:span><text:span text:style-name="pltt-12">oe</text:span><text:span text:style-name="pltt-12"><text:s/></text:span><text:span text:style-name="pltt-12">=</text:span><text:span text:style-name="pltt-12"><text:s/></text:span><text:span text:style-name="pltt-12">’</text:span><text:span text:style-name="pltt-12">1</text:span><text:span text:style-name="pltt-12">’</text:span><text:span text:style-name="pltt-12"><text:s/></text:span><text:span text:style-name="pltt-12">then</text:span><text:s/><text:line-break/><text:reference-mark text:name="x1-3026r25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if</text:span><text:span text:style-name="pltt-12"><text:s/></text:span><text:span text:style-name="pltt-12">adr</text:span><text:span text:style-name="pltt-12">="</text:span><text:span text:style-name="pltt-12">0</text:span><text:span text:style-name="pltt-12">0</text:span><text:span text:style-name="pltt-12">"</text:span><text:span text:style-name="pltt-12"><text:s/></text:span><text:span text:style-name="pltt-12">then</text:span><text:s/><text:line-break/><text:reference-mark text:name="x1-3027r26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Y</text:span><text:span text:style-name="pltt-12">0</text:span><text:span text:style-name="pltt-12">&lt;=</text:span><text:span text:style-name="pltt-12">we</text:span><text:span text:style-name="pltt-12">;</text:span><text:span text:style-name="pltt-12"><text:s/></text:span><text:span text:style-name="pltt-12">Y</text:span><text:span text:style-name="pltt-12">1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2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3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/><text:line-break/><text:reference-mark text:name="x1-3028r27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elsif</text:span><text:span text:style-name="pltt-12"><text:s/></text:span><text:span text:style-name="pltt-12">adr</text:span><text:span text:style-name="pltt-12">="</text:span><text:span text:style-name="pltt-12">0</text:span><text:span text:style-name="pltt-12">1</text:span><text:span text:style-name="pltt-12">"</text:span><text:span text:style-name="pltt-12"><text:s/></text:span><text:span text:style-name="pltt-12">then</text:span><text:s/><text:line-break/><text:reference-mark text:name="x1-3029r28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Y</text:span><text:span text:style-name="pltt-12">0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1</text:span><text:span text:style-name="pltt-12">&lt;=</text:span><text:span text:style-name="pltt-12">we</text:span><text:span text:style-name="pltt-12">;</text:span><text:span text:style-name="pltt-12"><text:s/></text:span><text:span text:style-name="pltt-12">Y</text:span><text:span text:style-name="pltt-12">2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3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/><text:line-break/><text:reference-mark text:name="x1-3030r29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elsif</text:span><text:span text:style-name="pltt-12"><text:s/></text:span><text:span text:style-name="pltt-12">adr</text:span><text:span text:style-name="pltt-12">="</text:span><text:span text:style-name="pltt-12">1</text:span><text:span text:style-name="pltt-12">0</text:span><text:span text:style-name="pltt-12">"</text:span><text:span text:style-name="pltt-12"><text:s/></text:span><text:span text:style-name="pltt-12">then</text:span><text:s/><text:line-break/><text:reference-mark text:name="x1-3031r30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Y</text:span><text:span text:style-name="pltt-12">0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1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2</text:span><text:span text:style-name="pltt-12">&lt;=</text:span><text:span text:style-name="pltt-12">we</text:span><text:span text:style-name="pltt-12">;</text:span><text:span text:style-name="pltt-12"><text:s/></text:span><text:span text:style-name="pltt-12">Y</text:span><text:span text:style-name="pltt-12">3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/><text:line-break/><text:reference-mark text:name="x1-3032r31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elsif</text:span><text:span text:style-name="pltt-12"><text:s/></text:span><text:span text:style-name="pltt-12">adr</text:span><text:span text:style-name="pltt-12">="</text:span><text:span text:style-name="pltt-12">1</text:span><text:span text:style-name="pltt-12">1</text:span><text:span text:style-name="pltt-12">"</text:span><text:span text:style-name="pltt-12"><text:s/></text:span><text:span text:style-name="pltt-12">then</text:span><text:s/><text:line-break/><text:reference-mark text:name="x1-3033r32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Y</text:span><text:span text:style-name="pltt-12">0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1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2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3</text:span><text:span text:style-name="pltt-12">&lt;=</text:span><text:span text:style-name="pltt-12">we</text:span><text:span text:style-name="pltt-12">;</text:span><text:s/><text:line-break/><text:reference-mark text:name="x1-3034r33"> </text:reference-mark><text:line-break/><text:span text:style-name="pltt-12">end</text:span><text:span text:style-name="pltt-12"><text:s/></text:span><text:span text:style-name="pltt-12">if</text:span><text:span text:style-name="pltt-12">;</text:span><text:s/><text:line-break/><text:reference-mark text:name="x1-3035r34"> </text:reference-mark><text:line-break/><text:span text:style-name="pltt-12">elsif</text:span><text:span text:style-name="pltt-12"><text:s/></text:span><text:span text:style-name="pltt-12">oe</text:span><text:span text:style-name="pltt-12">=’</text:span><text:span text:style-name="pltt-12">0</text:span><text:span text:style-name="pltt-12">’</text:span><text:span text:style-name="pltt-12"><text:s/></text:span><text:span text:style-name="pltt-12">then</text:span><text:s/><text:line-break/><text:reference-mark text:name="x1-3036r35"> </text:reference-mark><text:line-break/><text:span text:style-name="pltt-12">Y</text:span><text:span text:style-name="pltt-12">0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1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2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3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";</text:span><text:s/><text:line-break/><text:reference-mark text:name="x1-3037r36"> </text:reference-mark><text:line-break/><text:span text:style-name="pltt-12">end</text:span><text:span text:style-name="pltt-12"><text:s/></text:span><text:span text:style-name="pltt-12">if</text:span><text:span text:style-name="pltt-12">;</text:span><text:s/><text:line-break/><text:reference-mark text:name="x1-3038r37"> </text:reference-mark><text:line-break/><text:span text:style-name="pltt-12">end</text:span><text:span text:style-name="pltt-12"><text:s/></text:span><text:span text:style-name="pltt-12">process</text:span><text:span text:style-name="pltt-12">;</text:span><text:s/><text:line-break/><text:reference-mark text:name="x1-3039r38"> </text:reference-mark><text:line-break/><text:span text:style-name="pltt-12">end</text:span><text:span text:style-name="pltt-12"><text:s/></text:span><text:span text:style-name="pltt-12">Behavioral</text:span><text:span text:style-name="pltt-12">;</text:span>


   </text:p>
<text:reference-mark text:name="x1-3040r4"> </text:reference-mark>
<!--l. 88
--><text:p text:style-name="Text-body"><text:reference-mark text:name="x1-40002"> </text:reference-mark><text:span text:style-name="plbx-12">Listing</text:span>
<text:span text:style-name="plbx-12">kodu</text:span>
<text:span text:style-name="plbx-12">źródłowego</text:span>
<text:span text:style-name="plbx-12">dla</text:span>
<text:span text:style-name="plbx-12">dekodera</text:span>
<text:span text:style-name="plbx-12">BCD:</text:span>
   </text:p> 
<!--l. 89lstinputlisting
--><text:p text:style-name="Preformatted-Text">
<text:reference-mark text:name="x1-4001"> </text:reference-mark>
<text:s/><text:line-break/><text:reference-mark text:name="x1-4002r1"> </text:reference-mark><text:line-break/><text:span text:style-name="pltt-12">library</text:span><text:span text:style-name="pltt-12"><text:s/></text:span><text:span text:style-name="pltt-12">IEEE</text:span><text:span text:style-name="pltt-12">;</text:span><text:s/><text:line-break/><text:reference-mark text:name="x1-4003r2"> </text:reference-mark><text:line-break/><text:span text:style-name="pltt-12">use</text:span><text:span text:style-name="pltt-12"><text:s/></text:span><text:span text:style-name="pltt-12">IEEE</text:span><text:span text:style-name="pltt-12">.</text:span><text:span text:style-name="pltt-12">STD_LOGIC_</text:span><text:span text:style-name="pltt-12">1</text:span><text:span text:style-name="pltt-12">1</text:span><text:span text:style-name="pltt-12">6</text:span><text:span text:style-name="pltt-12">4</text:span><text:span text:style-name="pltt-12">.</text:span><text:span text:style-name="pltt-12">ALL</text:span><text:span text:style-name="pltt-12">;</text:span><text:s/><text:line-break/><text:reference-mark text:name="x1-4004r3"> </text:reference-mark><text:line-break/><text:span text:style-name="pltt-12">use</text:span><text:span text:style-name="pltt-12"><text:s/></text:span><text:span text:style-name="pltt-12">IEEE</text:span><text:span text:style-name="pltt-12">.</text:span><text:span text:style-name="pltt-12">STD_LOGIC_ARITH</text:span><text:span text:style-name="pltt-12">.</text:span><text:span text:style-name="pltt-12">ALL</text:span><text:span text:style-name="pltt-12">;</text:span><text:s/><text:line-break/><text:reference-mark text:name="x1-4005r4"> </text:reference-mark><text:line-break/><text:span text:style-name="pltt-12">use</text:span><text:span text:style-name="pltt-12"><text:s/></text:span><text:span text:style-name="pltt-12">IEEE</text:span><text:span text:style-name="pltt-12">.</text:span><text:span text:style-name="pltt-12">STD_LOGIC_UNSIGNED</text:span><text:span text:style-name="pltt-12">.</text:span><text:span text:style-name="pltt-12">ALL</text:span><text:span text:style-name="pltt-12">;</text:span><text:s/><text:line-break/><text:reference-mark text:name="x1-4006r5"> </text:reference-mark><text:line-break/><text:s/><text:line-break/><text:reference-mark text:name="x1-4007r6"> </text:reference-mark><text:line-break/><text:span text:style-name="pltt-12">entity</text:span><text:span text:style-name="pltt-12"><text:s/></text:span><text:span text:style-name="pltt-12">decod</text:span><text:span text:style-name="pltt-12"><text:s/></text:span><text:span text:style-name="pltt-12">is</text:span><text:s/><text:line-break/><text:reference-mark text:name="x1-4008r7"> </text:reference-mark><text:line-break/><text:span text:style-name="pltt-12">port</text:span><text:span text:style-name="pltt-12"><text:s/></text:span><text:span text:style-name="pltt-12">(</text:span><text:s/><text:line-break/><text:reference-mark text:name="x1-4009r8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--</text:span><text:span text:style-name="pltt-12">wejscie</text:span><text:span text:style-name="pltt-12"><text:s/></text:span><text:span text:style-name="pltt-12">BCD</text:span><text:span text:style-name="pltt-12">.</text:span><text:s/><text:line-break/><text:reference-mark text:name="x1-4010r9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bcd</text:span><text:span text:style-name="pltt-12"><text:s/></text:span><text:span text:style-name="pltt-12">:</text:span><text:span text:style-name="pltt-12"><text:s/></text:span><text:span text:style-name="pltt-12">in</text:span><text:span text:style-name="pltt-12"><text:s/></text:span><text:span text:style-name="pltt-12">std_logic_vector</text:span><text:span text:style-name="pltt-12">(</text:span><text:span text:style-name="pltt-12">3</text:span><text:span text:style-name="pltt-12"><text:s/></text:span><text:span text:style-name="pltt-12">downto</text:span><text:span text:style-name="pltt-12"><text:s/></text:span><text:span text:style-name="pltt-12">0</text:span><text:span text:style-name="pltt-12">);</text:span><text:s/><text:line-break/><text:reference-mark text:name="x1-4011r10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--</text:span><text:span text:style-name="pltt-12"><text:s/></text:span><text:span text:style-name="pltt-12">wyjscie</text:span><text:span text:style-name="pltt-12"><text:s/></text:span><text:span text:style-name="pltt-12">dekodera</text:span><text:span text:style-name="pltt-12"><text:s/></text:span><text:span text:style-name="pltt-12">8</text:span><text:span text:style-name="pltt-12"><text:s/></text:span><text:span text:style-name="pltt-12">bit</text:span><text:span text:style-name="pltt-12">.</text:span><text:s/><text:line-break/><text:reference-mark text:name="x1-4012r11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segment</text:span><text:span text:style-name="pltt-12">7</text:span><text:span text:style-name="pltt-12"><text:s/></text:span><text:span text:style-name="pltt-12">:</text:span><text:span text:style-name="pltt-12"><text:s/></text:span><text:span text:style-name="pltt-12">out</text:span><text:span text:style-name="pltt-12"><text:s/></text:span><text:span text:style-name="pltt-12">std_logic_vector</text:span><text:span text:style-name="pltt-12">(</text:span><text:span text:style-name="pltt-12">7</text:span><text:span text:style-name="pltt-12"><text:s/></text:span><text:span text:style-name="pltt-12">downto</text:span><text:span text:style-name="pltt-12"><text:s/></text:span><text:span text:style-name="pltt-12">0</text:span><text:span text:style-name="pltt-12">)</text:span><text:s/><text:line-break/><text:reference-mark text:name="x1-4013r12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);</text:span><text:s/><text:line-break/><text:reference-mark text:name="x1-4014r13"> </text:reference-mark><text:line-break/><text:span text:style-name="pltt-12">end</text:span><text:span text:style-name="pltt-12"><text:s/></text:span><text:span text:style-name="pltt-12">decod</text:span><text:span text:style-name="pltt-12">;</text:span><text:s/><text:line-break/><text:reference-mark text:name="x1-4015r14"> </text:reference-mark><text:line-break/><text:s/><text:line-break/><text:reference-mark text:name="x1-4016r15"> </text:reference-mark><text:line-break/><text:span text:style-name="pltt-12">architecture</text:span><text:span text:style-name="pltt-12"><text:s/></text:span><text:span text:style-name="pltt-12">Behavioral</text:span><text:span text:style-name="pltt-12"><text:s/></text:span><text:span text:style-name="pltt-12">of</text:span><text:span text:style-name="pltt-12"><text:s/></text:span><text:span text:style-name="pltt-12">decod</text:span><text:span text:style-name="pltt-12"><text:s/></text:span><text:span text:style-name="pltt-12">is</text:span><text:s/><text:line-break/><text:reference-mark text:name="x1-4017r16"> </text:reference-mark><text:line-break/><text:s/><text:line-break/><text:reference-mark text:name="x1-4018r17"> </text:reference-mark><text:line-break/><text:span text:style-name="pltt-12">begin</text:span><text:s/><text:line-break/><text:reference-mark text:name="x1-4019r18"> </text:reference-mark><text:line-break/><text:span text:style-name="pltt-12">process</text:span><text:span text:style-name="pltt-12"><text:s/></text:span><text:span text:style-name="pltt-12">(</text:span><text:span text:style-name="pltt-12">bcd</text:span><text:span text:style-name="pltt-12">)</text:span><text:s/><text:line-break/><text:reference-mark text:name="x1-4020r19"> </text:reference-mark><text:line-break/><text:span text:style-name="pltt-12">BEGIN</text:span><text:s/><text:line-break/><text:reference-mark text:name="x1-4021r20"> </text:reference-mark><text:line-break/><text:span text:style-name="pltt-12">case</text:span><text:span text:style-name="pltt-12"><text:s/></text:span><text:span text:style-name="pltt-12"><text:s/></text:span><text:span text:style-name="pltt-12">bcd</text:span><text:span text:style-name="pltt-12"><text:s/></text:span><text:span text:style-name="pltt-12">is</text:span><text:s/><text:line-break/><text:reference-mark text:name="x1-4022r21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hen</text:span><text:span text:style-name="pltt-12"><text:s/></text:span><text:span text:style-name="pltt-12">"</text:span><text:span text:style-name="pltt-12">0</text:span><text:span text:style-name="pltt-12">0</text:span><text:span text:style-name="pltt-12">0</text:span><text:span text:style-name="pltt-12">0</text:span><text:span text:style-name="pltt-12">"=&gt;</text:span><text:span text:style-name="pltt-12"><text:s/></text:span><text:span text:style-name="pltt-12">segment</text:span><text:span text:style-name="pltt-12">7</text:span><text:span text:style-name="pltt-12"><text:s/></text:span><text:span text:style-name="pltt-12">&lt;="</text:span><text:span text:style-name="pltt-12">0</text:span><text:span text:style-name="pltt-12">0</text:span><text:span text:style-name="pltt-12">0</text:span><text:span text:style-name="pltt-12">0</text:span><text:span text:style-name="pltt-12">0</text:span><text:span text:style-name="pltt-12">0</text:span><text:span text:style-name="pltt-12">1</text:span><text:span text:style-name="pltt-12">1</text:span><text:span text:style-name="pltt-12">";</text:span><text:span text:style-name="pltt-12"><text:s/></text:span><text:span text:style-name="pltt-12"><text:s/></text:span><text:span text:style-name="pltt-12">--</text:span><text:span text:style-name="pltt-12"><text:s/></text:span><text:span text:style-name="pltt-12">’0’</text:span><text:s/><text:line-break/><text:reference-mark text:name="x1-4023r22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hen</text:span><text:span text:style-name="pltt-12"><text:s/></text:span><text:span text:style-name="pltt-12">"</text:span><text:span text:style-name="pltt-12">0</text:span><text:span text:style-name="pltt-12">0</text:span><text:span text:style-name="pltt-12">0</text:span><text:span text:style-name="pltt-12">1</text:span><text:span text:style-name="pltt-12">"=&gt;</text:span><text:span text:style-name="pltt-12"><text:s/></text:span><text:span text:style-name="pltt-12">segment</text:span><text:span text:style-name="pltt-12">7</text:span><text:span text:style-name="pltt-12"><text:s/></text:span><text:span text:style-name="pltt-12">&lt;="</text:span><text:span text:style-name="pltt-12">1</text:span><text:span text:style-name="pltt-12">0</text:span><text:span text:style-name="pltt-12">0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<text:s/></text:span><text:span text:style-name="pltt-12">--</text:span><text:span text:style-name="pltt-12"><text:s/></text:span><text:span text:style-name="pltt-12">’1’</text:span><text:s/><text:line-break/><text:reference-mark text:name="x1-4024r23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hen</text:span><text:span text:style-name="pltt-12"><text:s/></text:span><text:span text:style-name="pltt-12">"</text:span><text:span text:style-name="pltt-12">0</text:span><text:span text:style-name="pltt-12">0</text:span><text:span text:style-name="pltt-12">1</text:span><text:span text:style-name="pltt-12">0</text:span><text:span text:style-name="pltt-12">"=&gt;</text:span><text:span text:style-name="pltt-12"><text:s/></text:span><text:span text:style-name="pltt-12">segment</text:span><text:span text:style-name="pltt-12">7</text:span><text:span text:style-name="pltt-12"><text:s/></text:span><text:span text:style-name="pltt-12">&lt;="</text:span><text:span text:style-name="pltt-12">0</text:span><text:span text:style-name="pltt-12">0</text:span><text:span text:style-name="pltt-12">1</text:span><text:span text:style-name="pltt-12">0</text:span><text:span text:style-name="pltt-12">0</text:span><text:span text:style-name="pltt-12">1</text:span><text:span text:style-name="pltt-12">0</text:span><text:span text:style-name="pltt-12">1</text:span><text:span text:style-name="pltt-12">";</text:span><text:span text:style-name="pltt-12"><text:s/></text:span><text:span text:style-name="pltt-12"><text:s/></text:span><text:span text:style-name="pltt-12">--</text:span><text:span text:style-name="pltt-12"><text:s/></text:span><text:span text:style-name="pltt-12">’2’</text:span><text:s/><text:line-break/><text:reference-mark text:name="x1-4025r24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hen</text:span><text:span text:style-name="pltt-12"><text:s/></text:span><text:span text:style-name="pltt-12">"</text:span><text:span text:style-name="pltt-12">0</text:span><text:span text:style-name="pltt-12">0</text:span><text:span text:style-name="pltt-12">1</text:span><text:span text:style-name="pltt-12">1</text:span><text:span text:style-name="pltt-12">"=&gt;</text:span><text:span text:style-name="pltt-12"><text:s/></text:span><text:span text:style-name="pltt-12">segment</text:span><text:span text:style-name="pltt-12">7</text:span><text:span text:style-name="pltt-12"><text:s/></text:span><text:span text:style-name="pltt-12">&lt;="</text:span><text:span text:style-name="pltt-12">0</text:span><text:span text:style-name="pltt-12">0</text:span><text:span text:style-name="pltt-12">0</text:span><text:span text:style-name="pltt-12">0</text:span><text:span text:style-name="pltt-12">1</text:span><text:span text:style-name="pltt-12">1</text:span><text:span text:style-name="pltt-12">0</text:span><text:span text:style-name="pltt-12">1</text:span><text:span text:style-name="pltt-12">";</text:span><text:span text:style-name="pltt-12"><text:s/></text:span><text:span text:style-name="pltt-12"><text:s/></text:span><text:span text:style-name="pltt-12">--</text:span><text:span text:style-name="pltt-12"><text:s/></text:span><text:span text:style-name="pltt-12">’3’</text:span><text:s/><text:line-break/><text:reference-mark text:name="x1-4026r25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hen</text:span><text:span text:style-name="pltt-12"><text:s/></text:span><text:span text:style-name="pltt-12">"</text:span><text:span text:style-name="pltt-12">0</text:span><text:span text:style-name="pltt-12">1</text:span><text:span text:style-name="pltt-12">0</text:span><text:span text:style-name="pltt-12">0</text:span><text:span text:style-name="pltt-12">"=&gt;</text:span><text:span text:style-name="pltt-12"><text:s/></text:span><text:span text:style-name="pltt-12">segment</text:span><text:span text:style-name="pltt-12">7</text:span><text:span text:style-name="pltt-12"><text:s/></text:span><text:span text:style-name="pltt-12">&lt;="</text:span><text:span text:style-name="pltt-12">1</text:span><text:span text:style-name="pltt-12">0</text:span><text:span text:style-name="pltt-12">0</text:span><text:span text:style-name="pltt-12">1</text:span><text:span text:style-name="pltt-12">1</text:span><text:span text:style-name="pltt-12">0</text:span><text:span text:style-name="pltt-12">0</text:span><text:span text:style-name="pltt-12">1</text:span><text:span text:style-name="pltt-12">";</text:span><text:span text:style-name="pltt-12"><text:s/></text:span><text:span text:style-name="pltt-12"><text:s/></text:span><text:span text:style-name="pltt-12">--</text:span><text:span text:style-name="pltt-12"><text:s/></text:span><text:span text:style-name="pltt-12">’4’</text:span><text:s/><text:line-break/><text:reference-mark text:name="x1-4027r26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hen</text:span><text:span text:style-name="pltt-12"><text:s/></text:span><text:span text:style-name="pltt-12">"</text:span><text:span text:style-name="pltt-12">0</text:span><text:span text:style-name="pltt-12">1</text:span><text:span text:style-name="pltt-12">0</text:span><text:span text:style-name="pltt-12">1</text:span><text:span text:style-name="pltt-12">"=&gt;</text:span><text:span text:style-name="pltt-12"><text:s/></text:span><text:span text:style-name="pltt-12">segment</text:span><text:span text:style-name="pltt-12">7</text:span><text:span text:style-name="pltt-12"><text:s/></text:span><text:span text:style-name="pltt-12">&lt;="</text:span><text:span text:style-name="pltt-12">0</text:span><text:span text:style-name="pltt-12">1</text:span><text:span text:style-name="pltt-12">0</text:span><text:span text:style-name="pltt-12">0</text:span><text:span text:style-name="pltt-12">1</text:span><text:span text:style-name="pltt-12">0</text:span><text:span text:style-name="pltt-12">0</text:span><text:span text:style-name="pltt-12">1</text:span><text:span text:style-name="pltt-12">";</text:span><text:span text:style-name="pltt-12"><text:s/></text:span><text:span text:style-name="pltt-12"><text:s/></text:span><text:span text:style-name="pltt-12">--</text:span><text:span text:style-name="pltt-12"><text:s/></text:span><text:span text:style-name="pltt-12">’5’</text:span><text:s/><text:line-break/><text:reference-mark text:name="x1-4028r27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hen</text:span><text:span text:style-name="pltt-12"><text:s/></text:span><text:span text:style-name="pltt-12">"</text:span><text:span text:style-name="pltt-12">0</text:span><text:span text:style-name="pltt-12">1</text:span><text:span text:style-name="pltt-12">1</text:span><text:span text:style-name="pltt-12">0</text:span><text:span text:style-name="pltt-12">"=&gt;</text:span><text:span text:style-name="pltt-12"><text:s/></text:span><text:span text:style-name="pltt-12">segment</text:span><text:span text:style-name="pltt-12">7</text:span><text:span text:style-name="pltt-12"><text:s/></text:span><text:span text:style-name="pltt-12">&lt;="</text:span><text:span text:style-name="pltt-12">0</text:span><text:span text:style-name="pltt-12">1</text:span><text:span text:style-name="pltt-12">0</text:span><text:span text:style-name="pltt-12">0</text:span><text:span text:style-name="pltt-12">0</text:span><text:span text:style-name="pltt-12">0</text:span><text:span text:style-name="pltt-12">0</text:span><text:span text:style-name="pltt-12">1</text:span><text:span text:style-name="pltt-12">";</text:span><text:span text:style-name="pltt-12"><text:s/></text:span><text:span text:style-name="pltt-12"><text:s/></text:span><text:span text:style-name="pltt-12">--</text:span><text:span text:style-name="pltt-12"><text:s/></text:span><text:span text:style-name="pltt-12">’6’</text:span><text:s/><text:line-break/><text:reference-mark text:name="x1-4029r28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hen</text:span><text:span text:style-name="pltt-12"><text:s/></text:span><text:span text:style-name="pltt-12">"</text:span><text:span text:style-name="pltt-12">0</text:span><text:span text:style-name="pltt-12">1</text:span><text:span text:style-name="pltt-12">1</text:span><text:span text:style-name="pltt-12">1</text:span><text:span text:style-name="pltt-12">"=&gt;</text:span><text:span text:style-name="pltt-12"><text:s/></text:span><text:span text:style-name="pltt-12">segment</text:span><text:span text:style-name="pltt-12">7</text:span><text:span text:style-name="pltt-12"><text:s/></text:span><text:span text:style-name="pltt-12">&lt;="</text:span><text:span text:style-name="pltt-12">0</text:span><text:span text:style-name="pltt-12">0</text:span><text:span text:style-name="pltt-12">0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<text:s/></text:span><text:span text:style-name="pltt-12">--</text:span><text:span text:style-name="pltt-12"><text:s/></text:span><text:span text:style-name="pltt-12">’7’</text:span><text:s/><text:line-break/><text:reference-mark text:name="x1-4030r29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hen</text:span><text:span text:style-name="pltt-12"><text:s/></text:span><text:span text:style-name="pltt-12">"</text:span><text:span text:style-name="pltt-12">1</text:span><text:span text:style-name="pltt-12">0</text:span><text:span text:style-name="pltt-12">0</text:span><text:span text:style-name="pltt-12">0</text:span><text:span text:style-name="pltt-12">"=&gt;</text:span><text:span text:style-name="pltt-12"><text:s/></text:span><text:span text:style-name="pltt-12">segment</text:span><text:span text:style-name="pltt-12">7</text:span><text:span text:style-name="pltt-12"><text:s/></text:span><text:span text:style-name="pltt-12">&lt;="</text:span><text:span text:style-name="pltt-12">0</text:span><text:span text:style-name="pltt-12">0</text:span><text:span text:style-name="pltt-12">0</text:span><text:span text:style-name="pltt-12">0</text:span><text:span text:style-name="pltt-12">0</text:span><text:span text:style-name="pltt-12">0</text:span><text:span text:style-name="pltt-12">0</text:span><text:span text:style-name="pltt-12">1</text:span><text:span text:style-name="pltt-12">";</text:span><text:span text:style-name="pltt-12"><text:s/></text:span><text:span text:style-name="pltt-12"><text:s/></text:span><text:span text:style-name="pltt-12">--</text:span><text:span text:style-name="pltt-12"><text:s/></text:span><text:span text:style-name="pltt-12">’8’</text:span><text:s/><text:line-break/><text:reference-mark text:name="x1-4031r30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hen</text:span><text:span text:style-name="pltt-12"><text:s/></text:span><text:span text:style-name="pltt-12">"</text:span><text:span text:style-name="pltt-12">1</text:span><text:span text:style-name="pltt-12">0</text:span><text:span text:style-name="pltt-12">0</text:span><text:span text:style-name="pltt-12">1</text:span><text:span text:style-name="pltt-12">"=&gt;</text:span><text:span text:style-name="pltt-12"><text:s/></text:span><text:span text:style-name="pltt-12">segment</text:span><text:span text:style-name="pltt-12">7</text:span><text:span text:style-name="pltt-12"><text:s/></text:span><text:span text:style-name="pltt-12">&lt;="</text:span><text:span text:style-name="pltt-12">0</text:span><text:span text:style-name="pltt-12">0</text:span><text:span text:style-name="pltt-12">0</text:span><text:span text:style-name="pltt-12">0</text:span><text:span text:style-name="pltt-12">1</text:span><text:span text:style-name="pltt-12">0</text:span><text:span text:style-name="pltt-12">0</text:span><text:span text:style-name="pltt-12">1</text:span><text:span text:style-name="pltt-12">";</text:span><text:span text:style-name="pltt-12"><text:s/></text:span><text:span text:style-name="pltt-12"><text:s/></text:span><text:span text:style-name="pltt-12">--</text:span><text:span text:style-name="pltt-12"><text:s/></text:span><text:span text:style-name="pltt-12">’9’</text:span><text:s/><text:line-break/><text:reference-mark text:name="x1-4032r31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--</text:span><text:span text:style-name="pltt-12"><text:s/></text:span><text:span text:style-name="pltt-12">stany</text:span><text:span text:style-name="pltt-12"><text:s/></text:span><text:span text:style-name="pltt-12">wyzsze</text:span><text:span text:style-name="pltt-12"><text:s/></text:span><text:span text:style-name="pltt-12">od</text:span><text:span text:style-name="pltt-12"><text:s/></text:span><text:span text:style-name="pltt-12">9</text:span><text:span text:style-name="pltt-12"><text:s/></text:span><text:span text:style-name="pltt-12">wygaczaja</text:span><text:span text:style-name="pltt-12"><text:s/></text:span><text:span text:style-name="pltt-12">segement</text:span><text:s/><text:line-break/><text:reference-mark text:name="x1-4033r32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hen</text:span><text:span text:style-name="pltt-12"><text:s/></text:span><text:span text:style-name="pltt-12">others</text:span><text:span text:style-name="pltt-12">=&gt;</text:span><text:span text:style-name="pltt-12"><text:s/></text:span><text:span text:style-name="pltt-12">segment</text:span><text:span text:style-name="pltt-12">7</text:span><text:span text:style-name="pltt-12"><text:s/>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/><text:line-break/><text:reference-mark text:name="x1-4034r33"> </text:reference-mark><text:line-break/><text:span text:style-name="pltt-12">end</text:span><text:span text:style-name="pltt-12"><text:s/></text:span><text:span text:style-name="pltt-12">case</text:span><text:span text:style-name="pltt-12">;</text:span><text:s/><text:line-break/><text:reference-mark text:name="x1-4035r34"> </text:reference-mark><text:line-break/><text:span text:style-name="pltt-12">end</text:span><text:span text:style-name="pltt-12"><text:s/></text:span><text:span text:style-name="pltt-12">process</text:span><text:span text:style-name="pltt-12">;</text:span><text:s/><text:line-break/><text:reference-mark text:name="x1-4036r35"> </text:reference-mark><text:line-break/><text:span text:style-name="pltt-12">end</text:span><text:span text:style-name="pltt-12"><text:s/></text:span><text:span text:style-name="pltt-12">Behavioral</text:span><text:span text:style-name="pltt-12">;</text:span>


   </text:p>
<text:reference-mark text:name="x1-4037r6"> </text:reference-mark>
<!--l. 91
--><text:p text:style-name="Text-body"><text:reference-mark text:name="x1-50003"> </text:reference-mark><text:span text:style-name="plbx-12">Przebiegi</text:span>
<text:span text:style-name="plbx-12">czasowe</text:span>
<text:span text:style-name="plbx-12">układu:</text:span>
</text:p> 
<!--l. 92
--><text:p text:style-name="First-line-indent">   Na rysunkach: 2<!--tex4ht:ref: fig:symhex0 
--><text:span text:style-name="reference-ref"><text:reference-ref text:ref-name="x1-50012" text:reference-format="text"> </text:reference-ref></text:span>, 3<!--tex4ht:ref: fig:symhex1 
--><text:span text:style-name="reference-ref"><text:reference-ref text:ref-name="x1-50023" text:reference-format="text"> </text:reference-ref></text:span>, 4<!--tex4ht:ref: fig:symhex2 
--><text:span text:style-name="reference-ref"><text:reference-ref text:ref-name="x1-50034" text:reference-format="text"> </text:reference-ref></text:span>, 5<!--tex4ht:ref: fig:symhex3 
--><text:span text:style-name="reference-ref"><text:reference-ref text:ref-name="x1-50045" text:reference-format="text"> </text:reference-ref></text:span>, przedstawione zostały przebiegi czasowe, na wejscie bcd ustawiono stany od 0
do 10. Symulacje kolejno przedstawiaja działanie demultipleksera dla adresowania(BT12) 0-3. Wygaszenia
wszystkich segmentów dokonuje sie prze kasowanie bitu oe(SW9) na wejściu demultipleksera [rys.
6<!--tex4ht:ref: fig:symhex3not_oe 
--><text:span text:style-name="reference-ref"><text:reference-ref text:ref-name="x1-50056" text:reference-format="text"> </text:reference-ref></text:span>].
   </text:p> 
<text:section text:name="fig" text:style-name="Figure"><text:p text:style-name="bigskip"/>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Rysunek<text:s xmlns:text="urn:oasis:names:tc:opendocument:xmlns:text:1.0"/>2<text:reference-mark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http://www.w3.org/1999/XSL/Format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http://www.w3.org/2000/svg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text:name="x1-50012"> </text:reference-mark>SW9=’1’, BT12=’00’
                                                                                                  
                                                                                                  
   <text:p text:style-name="bigskip"/></text:section>
   <text:section text:name="fig" text:style-name="Figure"><text:p text:style-name="bigskip"/>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Rysunek<text:s xmlns:text="urn:oasis:names:tc:opendocument:xmlns:text:1.0"/>3<text:reference-mark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http://www.w3.org/1999/XSL/Format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http://www.w3.org/2000/svg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text:name="x1-50023"> </text:reference-mark>SW9=’1’, BT12=’01’
                                                                                                  
                                                                                                  
   <text:p text:style-name="bigskip"/></text:section>
   <text:section text:name="fig" text:style-name="Figure"><text:p text:style-name="bigskip"/>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Rysunek<text:s xmlns:text="urn:oasis:names:tc:opendocument:xmlns:text:1.0"/>4<text:reference-mark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http://www.w3.org/1999/XSL/Format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http://www.w3.org/2000/svg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text:name="x1-50034"> </text:reference-mark>SW9=’1’, BT12=’10’
                                                                                                  
                                                                                                  
   <text:p text:style-name="bigskip"/></text:section>
   <text:section text:name="fig" text:style-name="Figure"><text:p text:style-name="bigskip"/>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Rysunek<text:s xmlns:text="urn:oasis:names:tc:opendocument:xmlns:text:1.0"/>5<text:reference-mark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http://www.w3.org/1999/XSL/Format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http://www.w3.org/2000/svg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text:name="x1-50045"> </text:reference-mark>SW9=’1’, BT12=’11’
                                                                                                  
                                                                                                  
   <text:p text:style-name="bigskip"/></text:section>
   <text:section text:name="fig" text:style-name="Figure"><text:p text:style-name="bigskip"/>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Rysunek<text:s xmlns:text="urn:oasis:names:tc:opendocument:xmlns:text:1.0"/>6<text:reference-mark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http://www.w3.org/1999/XSL/Format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http://www.w3.org/2000/svg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text:name="x1-50056"> </text:reference-mark>SW9=’0’, BT12=’11’
                                                                                                  
                                                                                                  
   <text:p text:style-name="bigskip"/></text:section>
<text:reference-mark text:name="x1-5006r2"> </text:reference-mark>
<!--l. 128
--><text:p text:style-name="Text-body"><text:reference-mark text:name="x1-60003"> </text:reference-mark><text:span text:style-name="plbx-12">Drugi</text:span>
<text:span text:style-name="plbx-12">wariant</text:span>
<text:span text:style-name="plbx-12">realizacji</text:span>
<text:span text:style-name="plbx-12">zadania</text:span>
<text:span text:style-name="plbx-12">z</text:span>
<text:span text:style-name="plbx-12">transkodowaniem</text:span>
</text:p> 
<!--l. 129
--><text:p text:style-name="First-line-indent">   Logicznie działanie układów jest identyczne, w porównaniu do układu 2<!--tex4ht:ref: sec:pierw 
--><text:span text:style-name="reference-ref"><text:reference-ref text:ref-name="x1-20002" text:reference-format="text"> </text:reference-ref></text:span> różni sie modyfikacją
demultpleksera, na we/wy 8-bitowe oraz usunięciu 3 dekoderów. Symulacje czasowe są identyczne jak dla
wariantu pierwszego, i zostaly pominięte. </text:p> 
<text:section text:name="fig" text:style-name="Figure"><text:p text:style-name="bigskip"/>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                                                                                                  
Rysunek<text:s xmlns:text="urn:oasis:names:tc:opendocument:xmlns:text:1.0"/>7<text:reference-mark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http://www.w3.org/1999/XSL/Format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http://www.w3.org/2000/svg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text:name="x1-60017"> </text:reference-mark>Schemat blokowy układu z transkodowaniem przed demultipleksacją
                                                                                                  
                                                                                                  
   <text:p text:style-name="bigskip"/></text:section>
<text:reference-mark text:name="x1-6002r8"> </text:reference-mark>
<!--l. 137
--><text:p text:style-name="Text-body"><text:reference-mark text:name="x1-70001"> </text:reference-mark><text:span text:style-name="plbx-12">Listing</text:span>
<text:span text:style-name="plbx-12">kodu</text:span>
<text:span text:style-name="plbx-12">źródłowego</text:span>
<text:span text:style-name="plbx-12">dla</text:span>
<text:span text:style-name="plbx-12">demultipleksera</text:span>
<text:span text:style-name="plbx-12">po</text:span>
<text:span text:style-name="plbx-12">modyfikacji:</text:span>
</text:p> 
<!--l. 138
--><text:p text:style-name="First-line-indent">   Kod został omówiny na podstawie listingu: 2.1<!--tex4ht:ref: ssec:lkzd 
--><text:span text:style-name="reference-ref"><text:reference-ref text:ref-name="x1-30001" text:reference-format="text"> </text:reference-ref></text:span>. </text:p> 
<!--l. 139lstinputlisting
--><text:p text:style-name="Preformatted-Text">
<text:reference-mark text:name="x1-7001"> </text:reference-mark>
<text:s/><text:line-break/><text:reference-mark text:name="x1-7002r1"> </text:reference-mark><text:line-break/><text:span text:style-name="pltt-12">library</text:span><text:span text:style-name="pltt-12"><text:s/></text:span><text:span text:style-name="pltt-12">IEEE</text:span><text:span text:style-name="pltt-12">;</text:span><text:s/><text:line-break/><text:reference-mark text:name="x1-7003r2"> </text:reference-mark><text:line-break/><text:span text:style-name="pltt-12">use</text:span><text:span text:style-name="pltt-12"><text:s/></text:span><text:span text:style-name="pltt-12">IEEE</text:span><text:span text:style-name="pltt-12">.</text:span><text:span text:style-name="pltt-12">STD_LOGIC_</text:span><text:span text:style-name="pltt-12">1</text:span><text:span text:style-name="pltt-12">1</text:span><text:span text:style-name="pltt-12">6</text:span><text:span text:style-name="pltt-12">4</text:span><text:span text:style-name="pltt-12">.</text:span><text:span text:style-name="pltt-12">ALL</text:span><text:span text:style-name="pltt-12">;</text:span><text:s/><text:line-break/><text:reference-mark text:name="x1-7004r3"> </text:reference-mark><text:line-break/><text:s/><text:line-break/><text:reference-mark text:name="x1-7005r4"> </text:reference-mark><text:line-break/><text:span text:style-name="pltt-12">entity</text:span><text:span text:style-name="pltt-12"><text:s/></text:span><text:span text:style-name="pltt-12">demux</text:span><text:span text:style-name="pltt-12">1</text:span><text:span text:style-name="pltt-12">_</text:span><text:span text:style-name="pltt-12">4</text:span><text:span text:style-name="pltt-12"><text:s/></text:span><text:span text:style-name="pltt-12">is</text:span><text:s/><text:line-break/><text:reference-mark text:name="x1-7006r5"> </text:reference-mark><text:line-break/><text:span text:style-name="pltt-12">port</text:span><text:span text:style-name="pltt-12"><text:s/></text:span><text:span text:style-name="pltt-12">(</text:span><text:s/><text:line-break/><text:reference-mark text:name="x1-7007r6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we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:</text:span><text:span text:style-name="pltt-12"><text:s/></text:span><text:span text:style-name="pltt-12">in</text:span><text:span text:style-name="pltt-12"><text:s/></text:span><text:span text:style-name="pltt-12">std_logic_vector</text:span><text:span text:style-name="pltt-12">(</text:span><text:span text:style-name="pltt-12">7</text:span><text:span text:style-name="pltt-12"><text:s/></text:span><text:span text:style-name="pltt-12">downto</text:span><text:span text:style-name="pltt-12"><text:s/></text:span><text:span text:style-name="pltt-12">0</text:span><text:span text:style-name="pltt-12">);</text:span><text:s/><text:line-break/><text:reference-mark text:name="x1-7008r7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adr</text:span><text:span text:style-name="pltt-12"><text:s/></text:span><text:span text:style-name="pltt-12"><text:s/></text:span><text:span text:style-name="pltt-12"><text:s/></text:span><text:span text:style-name="pltt-12">:</text:span><text:span text:style-name="pltt-12"><text:s/></text:span><text:span text:style-name="pltt-12">in</text:span><text:span text:style-name="pltt-12"><text:s/></text:span><text:span text:style-name="pltt-12">std_logic_vector</text:span><text:span text:style-name="pltt-12">(</text:span><text:span text:style-name="pltt-12">1</text:span><text:span text:style-name="pltt-12"><text:s/></text:span><text:span text:style-name="pltt-12">downto</text:span><text:span text:style-name="pltt-12"><text:s/></text:span><text:span text:style-name="pltt-12">0</text:span><text:span text:style-name="pltt-12">);</text:span><text:s/><text:line-break/><text:reference-mark text:name="x1-7009r8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oe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:</text:span><text:span text:style-name="pltt-12"><text:s/></text:span><text:span text:style-name="pltt-12">in</text:span><text:span text:style-name="pltt-12"><text:s/></text:span><text:span text:style-name="pltt-12">std_logic</text:span><text:span text:style-name="pltt-12"><text:s/></text:span><text:span text:style-name="pltt-12">;</text:span><text:s/><text:line-break/><text:reference-mark text:name="x1-7010r9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Y</text:span><text:span text:style-name="pltt-12">0</text:span><text:span text:style-name="pltt-12">,</text:span><text:span text:style-name="pltt-12">Y</text:span><text:span text:style-name="pltt-12">1</text:span><text:span text:style-name="pltt-12">,</text:span><text:span text:style-name="pltt-12">Y</text:span><text:span text:style-name="pltt-12">2</text:span><text:span text:style-name="pltt-12">,</text:span><text:span text:style-name="pltt-12">Y</text:span><text:span text:style-name="pltt-12">3</text:span><text:span text:style-name="pltt-12"><text:s/></text:span><text:span text:style-name="pltt-12">:</text:span><text:span text:style-name="pltt-12"><text:s/></text:span><text:span text:style-name="pltt-12">out</text:span><text:span text:style-name="pltt-12"><text:s/></text:span><text:span text:style-name="pltt-12">std_logic_vector</text:span><text:span text:style-name="pltt-12"><text:s/></text:span><text:span text:style-name="pltt-12">(</text:span><text:span text:style-name="pltt-12">7</text:span><text:span text:style-name="pltt-12"><text:s/></text:span><text:span text:style-name="pltt-12">downto</text:span><text:span text:style-name="pltt-12"><text:s/></text:span><text:span text:style-name="pltt-12">0</text:span><text:span text:style-name="pltt-12">)</text:span><text:s/><text:line-break/><text:reference-mark text:name="x1-7011r10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);</text:span><text:s/><text:line-break/><text:reference-mark text:name="x1-7012r11"> </text:reference-mark><text:line-break/><text:span text:style-name="pltt-12">end</text:span><text:span text:style-name="pltt-12"><text:s/></text:span><text:span text:style-name="pltt-12">demux</text:span><text:span text:style-name="pltt-12">1</text:span><text:span text:style-name="pltt-12">_</text:span><text:span text:style-name="pltt-12">4</text:span><text:span text:style-name="pltt-12">;</text:span><text:s/><text:line-break/><text:reference-mark text:name="x1-7013r12"> </text:reference-mark><text:line-break/><text:s/><text:line-break/><text:reference-mark text:name="x1-7014r13"> </text:reference-mark><text:line-break/><text:span text:style-name="pltt-12">architecture</text:span><text:span text:style-name="pltt-12"><text:s/></text:span><text:span text:style-name="pltt-12">Behavioral</text:span><text:span text:style-name="pltt-12"><text:s/></text:span><text:span text:style-name="pltt-12">of</text:span><text:span text:style-name="pltt-12"><text:s/></text:span><text:span text:style-name="pltt-12">demux</text:span><text:span text:style-name="pltt-12">1</text:span><text:span text:style-name="pltt-12">_</text:span><text:span text:style-name="pltt-12">4</text:span><text:span text:style-name="pltt-12"><text:s/></text:span><text:span text:style-name="pltt-12">is</text:span><text:s/><text:line-break/><text:reference-mark text:name="x1-7015r14"> </text:reference-mark><text:line-break/><text:s/><text:line-break/><text:reference-mark text:name="x1-7016r15"> </text:reference-mark><text:line-break/><text:span text:style-name="pltt-12">begin</text:span><text:s/><text:line-break/><text:reference-mark text:name="x1-7017r16"> </text:reference-mark><text:line-break/><text:span text:style-name="pltt-12">process</text:span><text:span text:style-name="pltt-12">(</text:span><text:span text:style-name="pltt-12">oe</text:span><text:span text:style-name="pltt-12">,</text:span><text:span text:style-name="pltt-12">adr</text:span><text:span text:style-name="pltt-12">)</text:span><text:span text:style-name="pltt-12"><text:s/></text:span><text:span text:style-name="pltt-12">is</text:span><text:s/><text:line-break/><text:reference-mark text:name="x1-7018r17"> </text:reference-mark><text:line-break/><text:span text:style-name="pltt-12">begin</text:span><text:s/><text:line-break/><text:reference-mark text:name="x1-7019r18"> </text:reference-mark><text:line-break/><text:span text:style-name="pltt-12">if</text:span><text:span text:style-name="pltt-12"><text:s/></text:span><text:span text:style-name="pltt-12">oe</text:span><text:span text:style-name="pltt-12"><text:s/></text:span><text:span text:style-name="pltt-12">=</text:span><text:span text:style-name="pltt-12"><text:s/></text:span><text:span text:style-name="pltt-12">’</text:span><text:span text:style-name="pltt-12">1</text:span><text:span text:style-name="pltt-12">’</text:span><text:span text:style-name="pltt-12"><text:s/></text:span><text:span text:style-name="pltt-12">then</text:span><text:s/><text:line-break/><text:reference-mark text:name="x1-7020r19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if</text:span><text:span text:style-name="pltt-12"><text:s/></text:span><text:span text:style-name="pltt-12">adr</text:span><text:span text:style-name="pltt-12">="</text:span><text:span text:style-name="pltt-12">0</text:span><text:span text:style-name="pltt-12">0</text:span><text:span text:style-name="pltt-12">"</text:span><text:span text:style-name="pltt-12"><text:s/></text:span><text:span text:style-name="pltt-12">then</text:span><text:s/><text:line-break/><text:reference-mark text:name="x1-7021r20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Y</text:span><text:span text:style-name="pltt-12">0</text:span><text:span text:style-name="pltt-12">&lt;=</text:span><text:span text:style-name="pltt-12">we</text:span><text:span text:style-name="pltt-12">;</text:span><text:span text:style-name="pltt-12"><text:s/></text:span><text:span text:style-name="pltt-12">Y</text:span><text:span text:style-name="pltt-12">1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2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3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/><text:line-break/><text:reference-mark text:name="x1-7022r21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elsif</text:span><text:span text:style-name="pltt-12"><text:s/></text:span><text:span text:style-name="pltt-12">adr</text:span><text:span text:style-name="pltt-12">="</text:span><text:span text:style-name="pltt-12">0</text:span><text:span text:style-name="pltt-12">1</text:span><text:span text:style-name="pltt-12">"</text:span><text:span text:style-name="pltt-12"><text:s/></text:span><text:span text:style-name="pltt-12">then</text:span><text:s/><text:line-break/><text:reference-mark text:name="x1-7023r22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Y</text:span><text:span text:style-name="pltt-12">0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1</text:span><text:span text:style-name="pltt-12">&lt;=</text:span><text:span text:style-name="pltt-12">we</text:span><text:span text:style-name="pltt-12">;</text:span><text:span text:style-name="pltt-12"><text:s/></text:span><text:span text:style-name="pltt-12">Y</text:span><text:span text:style-name="pltt-12">2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3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/><text:line-break/><text:reference-mark text:name="x1-7024r23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elsif</text:span><text:span text:style-name="pltt-12"><text:s/></text:span><text:span text:style-name="pltt-12">adr</text:span><text:span text:style-name="pltt-12">="</text:span><text:span text:style-name="pltt-12">1</text:span><text:span text:style-name="pltt-12">0</text:span><text:span text:style-name="pltt-12">"</text:span><text:span text:style-name="pltt-12"><text:s/></text:span><text:span text:style-name="pltt-12">then</text:span><text:s/><text:line-break/><text:reference-mark text:name="x1-7025r24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Y</text:span><text:span text:style-name="pltt-12">0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1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2</text:span><text:span text:style-name="pltt-12">&lt;=</text:span><text:span text:style-name="pltt-12">we</text:span><text:span text:style-name="pltt-12">;</text:span><text:span text:style-name="pltt-12"><text:s/></text:span><text:span text:style-name="pltt-12">Y</text:span><text:span text:style-name="pltt-12">3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/><text:line-break/><text:reference-mark text:name="x1-7026r25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elsif</text:span><text:span text:style-name="pltt-12"><text:s/></text:span><text:span text:style-name="pltt-12">adr</text:span><text:span text:style-name="pltt-12">="</text:span><text:span text:style-name="pltt-12">1</text:span><text:span text:style-name="pltt-12">1</text:span><text:span text:style-name="pltt-12">"</text:span><text:span text:style-name="pltt-12"><text:s/></text:span><text:span text:style-name="pltt-12">then</text:span><text:s/><text:line-break/><text:reference-mark text:name="x1-7027r26"> </text:reference-mark><text:line-break/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<text:s/></text:span><text:span text:style-name="pltt-12">Y</text:span><text:span text:style-name="pltt-12">0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1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2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3</text:span><text:span text:style-name="pltt-12">&lt;=</text:span><text:span text:style-name="pltt-12">we</text:span><text:span text:style-name="pltt-12">;</text:span><text:s/><text:line-break/><text:reference-mark text:name="x1-7028r27"> </text:reference-mark><text:line-break/><text:span text:style-name="pltt-12">end</text:span><text:span text:style-name="pltt-12"><text:s/></text:span><text:span text:style-name="pltt-12">if</text:span><text:span text:style-name="pltt-12">;</text:span><text:s/><text:line-break/><text:reference-mark text:name="x1-7029r28"> </text:reference-mark><text:line-break/><text:span text:style-name="pltt-12">elsif</text:span><text:span text:style-name="pltt-12"><text:s/></text:span><text:span text:style-name="pltt-12">oe</text:span><text:span text:style-name="pltt-12">=’</text:span><text:span text:style-name="pltt-12">0</text:span><text:span text:style-name="pltt-12">’</text:span><text:span text:style-name="pltt-12"><text:s/></text:span><text:span text:style-name="pltt-12">then</text:span><text:s/><text:line-break/><text:reference-mark text:name="x1-7030r29"> </text:reference-mark><text:line-break/><text:span text:style-name="pltt-12">Y</text:span><text:span text:style-name="pltt-12">0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1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2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pan text:style-name="pltt-12"><text:s/></text:span><text:span text:style-name="pltt-12">Y</text:span><text:span text:style-name="pltt-12">3</text:span><text:span text:style-name="pltt-12">&lt;="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1</text:span><text:span text:style-name="pltt-12">";</text:span><text:s/><text:line-break/><text:reference-mark text:name="x1-7031r30"> </text:reference-mark><text:line-break/><text:span text:style-name="pltt-12">end</text:span><text:span text:style-name="pltt-12"><text:s/></text:span><text:span text:style-name="pltt-12">if</text:span><text:span text:style-name="pltt-12">;</text:span><text:s/><text:line-break/><text:reference-mark text:name="x1-7032r31"> </text:reference-mark><text:line-break/><text:span text:style-name="pltt-12">end</text:span><text:span text:style-name="pltt-12"><text:s/></text:span><text:span text:style-name="pltt-12">process</text:span><text:span text:style-name="pltt-12">;</text:span><text:s/><text:line-break/><text:reference-mark text:name="x1-7033r32"> </text:reference-mark><text:line-break/><text:span text:style-name="pltt-12">end</text:span><text:span text:style-name="pltt-12"><text:s/></text:span><text:span text:style-name="pltt-12">Behavioral</text:span><text:span text:style-name="pltt-12">;</text:span>


   </text:p>
<text:reference-mark text:name="x1-7034r14"> </text:reference-mark>
<!--l. 142
--><text:p text:style-name="Text-body"><text:reference-mark text:name="x1-80004"> </text:reference-mark><text:span text:style-name="plbx-12">Wnioski</text:span>
   </text:p> 
<!--l. 145
--><text:list text:style-name="Itemize"> 

   <text:list-item>
   <text:p text:style-name="Inside-itemize"/> 
</text:list-item> 
</text:list> 

<!--l. 147
--><text:p text:style-name="First-line-indent">
<text:reference-mark text:name="section*.1"> </text:reference-mark><text:reference-mark text:name="x1-90004"> </text:reference-mark><text:span text:style-name="plbx-12">Literatura</text:span>
 <text:span text:style-name="plr-10x-x-109">[1]</text:span><text:span text:style-name="plr-10x-x-109">Xl2shortJohn Wiley and Sons Publishers. </text:span><text:span text:style-name="textsl"><text:span text:style-name="plsl-10x-x-109">Digital Design,</text:span></text:span> <text:span text:style-name="plr-10x-x-109">University of California, Riverside, 2007</text:span>

   </text:p> 
</office:text>
  </office:body>
</office:document-content>
</file>

<file path=styles.xml><?xml version="1.0" encoding="utf-8"?>
<!DOCTYPE document-styles  PUBLIC '-//OpenOffice.org//DTD OfficeDocument 2.0//EN'  'office.dtd'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80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trl" style:family="paragraph" style:parent-style-name="Text-body-trl" style:next-style-name="Text-body-tr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</office:styles>
  <office:automatic-styles>
    <style:page-layout style:name="Standard-page-layout">
      <style:page-layout-properties fo:page-width="597.50787pt" fo:page-height="845.04684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!DOCTYPE document-meta  PUBLIC '-//OpenOffice.org//DTD OfficeDocument 2.0//EN'  'office.dtd'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sprawozdanie.tex, options: xhtml,ooffice,html,refcaption 
(http://www.cse.ohio-state.edu/~gurari/TeX4ht/)  
</meta:initial-creator>
    <meta:generator>TeX4ht from sprawozdanie.tex, options: xhtml,ooffice,html,refcaption 
(http://www.cse.ohio-state.edu/~gurari/TeX4ht/)  
</meta:generator>
    <meta:creation-date>2015-03-30 21:16:00</meta:creation-date>
    <dc:date>2015-03-30 21:16:00</dc:date>
  </office:meta>
</office:document-meta>
</file>